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n>1</mn>
        <mrow>
          <mn>2</mn>
          <mi>m</mi>
        </mrow>
      </mfrac>
      <msup>
        <mfenced open="(" close=")">
          <mrow>
            <mstyle mathvariant="bold">
              <mrow>
                <mi>p</mi>
              </mrow>
            </mstyle>
            <mrow>
              <mi/>
              <mo stretchy="false">−</mo>
              <mi/>
            </mrow>
            <mover accent="true">
              <mi>q</mi>
              <mo stretchy="false">̄</mo>
            </mover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n>2</mn>
      </msup>
      <mrow>
        <mi/>
        <mo stretchy="false">+</mo>
        <mi/>
      </mrow>
      <mover accent="true">
        <mi>q</mi>
        <mo stretchy="false">̄</mo>
      </mover>
      <mo stretchy="false">ϕ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H `=` 1 over {2 m} left ( bold p `-` bar q bold A (bold r,t) right ) ^2 `+`bar q %iphi (bold r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08:10.088000000</meta:creation-date>
    <meta:generator>LibreOffice/4.1.4.2$Windows_x86 LibreOffice_project/0a0440ccc0227ad9829de5f46be37cfb6edcf72</meta:generator>
  </office:meta>
</office:document-meta>
</file>